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ff08_缺省_ff09_标题主控页-title">
      <style:graphic-properties draw:fill-color="#ffffff" draw:auto-grow-height="true" fo:min-height="3.507cm"/>
    </style:style>
    <style:style style:name="pr2" style:family="presentation" style:parent-style-name="_ff08_缺省_ff09_标题主控页-notes">
      <style:graphic-properties draw:fill-color="#ffffff" fo:min-height="11.41cm"/>
    </style:style>
    <style:style style:name="pr3" style:family="presentation" style:parent-style-name="_ff08_缺省_ff09_标题主控页-title">
      <style:graphic-properties draw:fill-color="#ffffff" draw:auto-grow-height="true" fo:min-height="14.845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fo:font-family="'Gentium Basic'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 style:writing-mode="lr-tb"/>
      <style:text-properties fo:font-family="'Gentium Basic'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P5" style:family="paragraph">
      <style:paragraph-properties style:writing-mode="lr-tb"/>
      <style:text-properties fo:font-size="20pt"/>
    </style:style>
    <style:style style:name="P6" style:family="paragraph">
      <style:paragraph-properties fo:margin-left="0cm" fo:margin-right="0cm" fo:text-indent="0cm" style:writing-mode="lr-tb"/>
      <style:text-properties fo:font-family="'Gentium Basic'" style:font-pitch="variable" fo:font-size="44pt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P7" style:family="paragraph">
      <style:paragraph-properties fo:margin-left="0cm" fo:margin-right="0cm" fo:text-indent="0cm" style:writing-mode="lr-tb"/>
      <style:text-properties fo:font-family="'Gentium Basic'" style:font-pitch="variable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1" style:family="text">
      <style:text-properties fo:font-family="'Gentium Basic'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family="'Gentium Basic'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3" style:family="text">
      <style:text-properties fo:font-family="'Gentium Basic'" style:font-pitch="variable" fo:font-size="44pt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Gentium Basic'" style:font-pitch="variable" fo:font-size="44pt" style:text-underline-style="solid" style:text-underline-width="auto" style:text-underline-color="font-color" fo:font-weight="normal" style:font-size-asian="44pt" style:font-weight-asian="normal" style:font-size-complex="44pt" style:font-weight-complex="normal"/>
    </style:style>
    <style:style style:name="T5" style:family="text">
      <style:text-properties fo:font-family="'Gentium Basic'" style:font-pitch="variable" fo:font-size="44pt" style:text-underline-style="none" fo:font-weight="normal" style:font-size-asian="44pt" style:font-weight-asian="normal" style:font-size-complex="44pt" style:font-weight-complex="normal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ff08_缺省_ff09_标题主控页" presentation:presentation-page-layout-name="AL1T19">
        <office:forms form:automatic-focus="false" form:apply-design-mode="false"/>
        <draw:frame draw:name="标题文本1" presentation:style-name="pr1" draw:text-style-name="P2" draw:layer="layout" svg:width="23.912cm" svg:height="6.215cm" svg:x="2.058cm" svg:y="7.047cm" presentation:class="title" presentation:user-transformed="true">
          <draw:text-box>
            <text:p text:style-name="P1"><text:span text:style-name="T1">Database Engines of MySQL</text:span><text:span text:style-name="T1"><text:line-break/></text:span><text:span text:style-name="T1"><text:line-break/></text:span><text:span text:style-name="T2">Gaurav Paliwal</text:span><text:span text:style-name="T2"><text:line-break/></text:span><text:span text:style-name="T2">@gauravpaliwal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_ff08_缺省_ff09_标题主控页" presentation:presentation-page-layout-name="AL1T19">
        <office:forms form:automatic-focus="false" form:apply-design-mode="false"/>
        <draw:frame draw:name="标题文本1" presentation:style-name="pr1" draw:text-style-name="P2" draw:layer="layout" svg:width="23.912cm" svg:height="3.507cm" svg:x="2.123cm" svg:y="1.573cm" presentation:class="title" presentation:user-transformed="true">
          <draw:text-box>
            <text:p text:style-name="P1"><text:span text:style-name="T1">Outline</text:span></text:p>
          </draw:text-box>
        </draw:frame>
        <draw:frame draw:name="标题文本1" presentation:style-name="pr1" draw:text-style-name="P4" draw:layer="layout" svg:width="23.912cm" svg:height="5.233cm" svg:x="2.058cm" svg:y="7.538cm" presentation:class="title" presentation:user-transformed="true">
          <draw:text-box>
            <text:p text:style-name="P1"><text:span text:style-name="T2">What are database engines ?</text:span><text:span text:style-name="T2"><text:line-break/></text:span><text:span text:style-name="T2">Why do we need different database engines ?</text:span><text:span text:style-name="T2"><text:line-break/></text:span><text:span text:style-name="T2">Types of database Engines.</text:span><text:span text:style-name="T2"><text:line-break/></text:span><text:span text:style-name="T2">When to use what database engines ?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_ff08_缺省_ff09_标题主控页" presentation:presentation-page-layout-name="AL1T19">
        <office:forms form:automatic-focus="false" form:apply-design-mode="false"/>
        <draw:frame draw:name="标题文本1" presentation:style-name="pr1" draw:text-style-name="P6" draw:layer="layout" svg:width="23.912cm" svg:height="3.507cm" svg:x="2.123cm" svg:y="1.573cm" presentation:class="title" presentation:user-transformed="true">
          <draw:text-box>
            <text:p text:style-name="P1"><text:span text:style-name="T3">What are database engines ?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Also known as Storage Engines 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_ff08_缺省_ff09_标题主控页" presentation:presentation-page-layout-name="AL1T19">
        <office:forms form:automatic-focus="false" form:apply-design-mode="false"/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What are database engines ?</text:span></text:p>
          </draw:text-box>
        </draw:frame>
        <draw:frame draw:name="标题文本1" presentation:style-name="pr1" draw:text-style-name="P4" draw:layer="layout" svg:width="23.912cm" svg:height="3.925cm" svg:x="2.058cm" svg:y="8.192cm" presentation:class="title" presentation:user-transformed="true">
          <draw:text-box>
            <text:p text:style-name="P1"><text:span text:style-name="T2">Software component of the Database Management System that actually stores, <text:s/>retrieves , modifies and delete data. <text:s/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_ff08_缺省_ff09_标题主控页" presentation:presentation-page-layout-name="AL1T19">
        <office:forms form:automatic-focus="false" form:apply-design-mode="false"/>
        <draw:frame draw:name="标题文本1" presentation:style-name="pr1" draw:text-style-name="P7" draw:layer="layout" svg:width="23.912cm" svg:height="3.599cm" svg:x="2.123cm" svg:y="1.527cm" presentation:class="title" presentation:user-transformed="true">
          <draw:text-box>
            <text:p text:style-name="P1"><text:span text:style-name="T4">Why do we need different database engines ?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Every applications has different requirement.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99cm" svg:x="2.123cm" svg:y="1.527cm" presentation:class="title" presentation:user-transformed="true">
          <draw:text-box>
            <text:p text:style-name="P1"><text:span text:style-name="T4">Why do we need different database engines ?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For some application's performance is major issue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99cm" svg:x="2.123cm" svg:y="1.527cm" presentation:class="title" presentation:user-transformed="true">
          <draw:text-box>
            <text:p text:style-name="P1"><text:span text:style-name="T4">Why do we need different database engines ?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For some application's frequent read/write are more important then frequent updates. 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99cm" svg:x="2.123cm" svg:y="1.527cm" presentation:class="title" presentation:user-transformed="true">
          <draw:text-box>
            <text:p text:style-name="P1"><text:span text:style-name="T4">Why do we need different database engines ?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For some application searching is major issue compared to the read/write/update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99cm" svg:x="2.123cm" svg:y="1.527cm" presentation:class="title" presentation:user-transformed="true">
          <draw:text-box>
            <text:p text:style-name="P1"><text:span text:style-name="T4">Why do we need different database engines ?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Etc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5">Types of database Engines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There are plenty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Types of database Engines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Example : Innodb , MyISAM , BerkleyDB etc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Types of database Engines</text:span></text:p>
          </draw:text-box>
        </draw:frame>
        <draw:frame draw:name="标题文本1" presentation:style-name="pr1" draw:text-style-name="P4" draw:layer="layout" svg:width="23.912cm" svg:height="3.507cm" svg:x="2.058cm" svg:y="8.401cm" presentation:class="title" presentation:user-transformed="true">
          <draw:text-box>
            <text:p text:style-name="P1"><text:span text:style-name="T2">Every database engines has its different pros and cons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MyISAM</text:span></text:p>
          </draw:text-box>
        </draw:frame>
        <draw:frame draw:name="标题文本1" presentation:style-name="pr1" draw:text-style-name="P4" draw:layer="layout" svg:width="23.912cm" svg:height="14.389cm" svg:x="2.058cm" svg:y="2.96cm" presentation:class="title" presentation:user-transformed="true">
          <draw:text-box>
            <text:p text:style-name="P1"><text:span text:style-name="T2"><text:line-break/></text:span><text:span text:style-name="T2"><text:line-break/></text:span><text:span text:style-name="T2">Designed with a thinking that database are frequently read not updated.</text:span><text:span text:style-name="T2"><text:line-break/></text:span><text:span text:style-name="T2"><text:line-break/></text:span><text:span text:style-name="T2">High Performance</text:span><text:span text:style-name="T2"><text:line-break/></text:span><text:span text:style-name="T2"><text:line-break/></text:span><text:span text:style-name="T2">Good for frequent read operations</text:span><text:span text:style-name="T2"><text:line-break/></text:span><text:span text:style-name="T2"><text:line-break/></text:span><text:span text:style-name="T2">Locks tables while updating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Innodb</text:span></text:p>
          </draw:text-box>
        </draw:frame>
        <draw:frame draw:name="标题文本1" presentation:style-name="pr3" draw:text-style-name="P4" draw:layer="layout" svg:width="23.912cm" svg:height="15.697cm" svg:x="2.058cm" svg:y="4.654cm" presentation:class="title" presentation:user-transformed="true">
          <draw:text-box>
            <text:p><text:span text:style-name="T2">Designed with a thinking that database are frequently updated not read.</text:span><text:span text:style-name="T2"><text:line-break/></text:span><text:span text:style-name="T2"><text:line-break/></text:span><text:span text:style-name="T2">InnoDB is transaction-safe</text:span><text:span text:style-name="T2"><text:line-break/></text:span><text:span text:style-name="T2"><text:line-break/></text:span><text:span text:style-name="T2">data-integrity is maintained throughout the entire query process</text:span><text:span text:style-name="T2"><text:line-break/></text:span><text:span text:style-name="T2"><text:line-break/></text:span><text:span text:style-name="T2">Allow multiple updates on single table</text:span><text:span text:style-name="T2"><text:line-break/></text:span><text:span text:style-name="T2"><text:line-break/></text:span><text:span text:style-name="T2">Locks only <text:s/>row NOT tabl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When to use what database engines ?</text:span></text:p>
          </draw:text-box>
        </draw:frame>
        <draw:frame draw:name="标题文本1" presentation:style-name="pr3" draw:text-style-name="P4" draw:layer="layout" svg:width="23.912cm" svg:height="14.845cm" svg:x="2.058cm" svg:y="5.08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draw:name="标题文本1" presentation:style-name="pr3" draw:text-style-name="P4" draw:layer="layout" svg:width="23.912cm" svg:height="14.845cm" svg:x="2.058cm" svg:y="5.081cm" presentation:class="title" presentation:user-transformed="true">
          <draw:text-box>
            <text:p/>
          </draw:text-box>
        </draw:frame>
        <draw:frame draw:name="标题文本1" presentation:style-name="pr3" draw:text-style-name="P4" draw:layer="layout" svg:width="23.912cm" svg:height="14.845cm" svg:x="2.058cm" svg:y="5.081cm" presentation:class="title" presentation:user-transformed="true">
          <draw:text-box>
            <text:p><text:span text:style-name="T6">More updates less read</text:span><text:span text:style-name="T6"><text:line-break/></text:span><text:span text:style-name="T6"><text:line-break/></text:span><text:span text:style-name="T6">More performance</text:span><text:span text:style-name="T6"><text:line-break/></text:span><text:span text:style-name="T6"><text:line-break/></text:span><text:span text:style-name="T6">Bank</text:span><text:span text:style-name="T6"><text:line-break/></text:span><text:span text:style-name="T6"><text:line-break/></text:span><text:span text:style-name="T6">Social Networking website</text:span><text:span text:style-name="T6"><text:line-break/></text:span><text:span text:style-name="T6"><text:line-break/></text:span><text:span text:style-name="T6"> 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Questions</text:span></text:p>
          </draw:text-box>
        </draw:frame>
        <draw:frame draw:name="标题文本1" presentation:style-name="pr3" draw:text-style-name="P4" draw:layer="layout" svg:width="23.912cm" svg:height="14.845cm" svg:x="2.058cm" svg:y="5.08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draw:name="标题文本1" presentation:style-name="pr3" draw:text-style-name="P4" draw:layer="layout" svg:width="23.912cm" svg:height="14.845cm" svg:x="2.058cm" svg:y="5.081cm" presentation:class="title" presentation:user-transformed="true">
          <draw:text-box>
            <text:p/>
          </draw:text-box>
        </draw:frame>
        <draw:frame draw:name="标题文本1" presentation:style-name="pr3" draw:text-style-name="P4" draw:layer="layout" svg:width="23.912cm" svg:height="14.845cm" svg:x="2.058cm" svg:y="5.081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_ff08_缺省_ff09_标题主控页" presentation:presentation-page-layout-name="AL1T19">
        <draw:frame draw:name="标题文本1" presentation:style-name="pr1" draw:text-style-name="P7" draw:layer="layout" svg:width="23.912cm" svg:height="3.507cm" svg:x="2.123cm" svg:y="1.573cm" presentation:class="title" presentation:user-transformed="true">
          <draw:text-box>
            <text:p text:style-name="P1"><text:span text:style-name="T4">Thanks</text:span></text:p>
          </draw:text-box>
        </draw:frame>
        <draw:frame draw:name="标题文本1" presentation:style-name="pr3" draw:text-style-name="P4" draw:layer="layout" svg:width="23.912cm" svg:height="14.845cm" svg:x="2.058cm" svg:y="5.08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draw:name="标题文本1" presentation:style-name="pr3" draw:text-style-name="P4" draw:layer="layout" svg:width="23.912cm" svg:height="14.845cm" svg:x="2.058cm" svg:y="5.081cm" presentation:class="title" presentation:user-transformed="true">
          <draw:text-box>
            <text:p/>
          </draw:text-box>
        </draw:frame>
        <draw:frame draw:name="标题文本1" presentation:style-name="pr3" draw:text-style-name="P4" draw:layer="layout" svg:width="23.912cm" svg:height="14.845cm" svg:x="2.058cm" svg:y="5.081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2" draw:text-style-name="P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SimSun" style:font-pitch-asian="variable" style:font-size-asian="12pt" style:language-asian="zh" style:country-asian="CN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ff08_缺省_ff09_标题主控页-background" style:display-name="（缺省）标题主控页-background" style:family="presentation">
      <style:graphic-properties draw:stroke="none" draw:fill="none"/>
    </style:style>
    <style:style style:name="_ff08_缺省_ff09_标题主控页-backgroundobjects" style:display-name="（缺省）标题主控页-backgroundobjects" style:family="presentation">
      <style:graphic-properties draw:shadow="hidden" draw:shadow-offset-x="0.3cm" draw:shadow-offset-y="0.3cm" draw:shadow-color="#808080"/>
    </style:style>
    <style:style style:name="_ff08_缺省_ff09_标题主控页-notes" style:display-name="（缺省）标题主控页-notes" style:family="presentation">
      <style:graphic-properties draw:stroke="none" draw:fill="none">
        <text:list-style style:name="_ff08_缺省_ff09_标题主控页-notes" style:display-name="（缺省）标题主控页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ff08_缺省_ff09_标题主控页-outline1" style:display-name="（缺省）标题主控页-outline1" style:family="presentation">
      <style:graphic-properties draw:stroke="none" draw:fill="none">
        <text:list-style style:name="_ff08_缺省_ff09_标题主控页-outline1" style:display-name="（缺省）标题主控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缺省_ff09_标题主控页-outline2" style:display-name="（缺省）标题主控页-outline2" style:family="presentation" style:parent-style-name="_ff08_缺省_ff09_标题主控页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ff08_缺省_ff09_标题主控页-outline3" style:display-name="（缺省）标题主控页-outline3" style:family="presentation" style:parent-style-name="_ff08_缺省_ff09_标题主控页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ff08_缺省_ff09_标题主控页-outline4" style:display-name="（缺省）标题主控页-outline4" style:family="presentation" style:parent-style-name="_ff08_缺省_ff09_标题主控页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ff08_缺省_ff09_标题主控页-outline5" style:display-name="（缺省）标题主控页-outline5" style:family="presentation" style:parent-style-name="_ff08_缺省_ff09_标题主控页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主控页-outline6" style:display-name="（缺省）标题主控页-outline6" style:family="presentation" style:parent-style-name="_ff08_缺省_ff09_标题主控页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主控页-outline7" style:display-name="（缺省）标题主控页-outline7" style:family="presentation" style:parent-style-name="_ff08_缺省_ff09_标题主控页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主控页-outline8" style:display-name="（缺省）标题主控页-outline8" style:family="presentation" style:parent-style-name="_ff08_缺省_ff09_标题主控页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主控页-outline9" style:display-name="（缺省）标题主控页-outline9" style:family="presentation" style:parent-style-name="_ff08_缺省_ff09_标题主控页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主控页-subtitle" style:display-name="（缺省）标题主控页-subtitle" style:family="presentation">
      <style:graphic-properties draw:stroke="none" draw:fill="none" draw:textarea-vertical-align="middle">
        <text:list-style style:name="_ff08_缺省_ff09_标题主控页-subtitle" style:display-name="（缺省）标题主控页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缺省_ff09_标题主控页-title" style:display-name="（缺省）标题主控页-title" style:family="presentation">
      <style:graphic-properties draw:stroke="none" draw:fill="none" draw:textarea-vertical-align="middle">
        <text:list-style style:name="_ff08_缺省_ff09_标题主控页-title" style:display-name="（缺省）标题主控页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ff08_缺省_ff09_标题_2f_文本主控页-background" style:display-name="（缺省）标题/文本主控页-background" style:family="presentation">
      <style:graphic-properties draw:stroke="none" draw:fill="none"/>
    </style:style>
    <style:style style:name="_ff08_缺省_ff09_标题_2f_文本主控页-backgroundobjects" style:display-name="（缺省）标题/文本主控页-backgroundobjects" style:family="presentation">
      <style:graphic-properties draw:shadow="hidden" draw:shadow-offset-x="0.3cm" draw:shadow-offset-y="0.3cm" draw:shadow-color="#808080"/>
    </style:style>
    <style:style style:name="_ff08_缺省_ff09_标题_2f_文本主控页-notes" style:display-name="（缺省）标题/文本主控页-notes" style:family="presentation">
      <style:graphic-properties draw:stroke="none" draw:fill="none">
        <text:list-style style:name="_ff08_缺省_ff09_标题_2f_文本主控页-notes" style:display-name="（缺省）标题/文本主控页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ff08_缺省_ff09_标题_2f_文本主控页-outline1" style:display-name="（缺省）标题/文本主控页-outline1" style:family="presentation">
      <style:graphic-properties draw:stroke="none" draw:fill="none">
        <text:list-style style:name="_ff08_缺省_ff09_标题_2f_文本主控页-outline1" style:display-name="（缺省）标题/文本主控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缺省_ff09_标题_2f_文本主控页-outline2" style:display-name="（缺省）标题/文本主控页-outline2" style:family="presentation" style:parent-style-name="_ff08_缺省_ff09_标题_2f_文本主控页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ff08_缺省_ff09_标题_2f_文本主控页-outline3" style:display-name="（缺省）标题/文本主控页-outline3" style:family="presentation" style:parent-style-name="_ff08_缺省_ff09_标题_2f_文本主控页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ff08_缺省_ff09_标题_2f_文本主控页-outline4" style:display-name="（缺省）标题/文本主控页-outline4" style:family="presentation" style:parent-style-name="_ff08_缺省_ff09_标题_2f_文本主控页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ff08_缺省_ff09_标题_2f_文本主控页-outline5" style:display-name="（缺省）标题/文本主控页-outline5" style:family="presentation" style:parent-style-name="_ff08_缺省_ff09_标题_2f_文本主控页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_2f_文本主控页-outline6" style:display-name="（缺省）标题/文本主控页-outline6" style:family="presentation" style:parent-style-name="_ff08_缺省_ff09_标题_2f_文本主控页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_2f_文本主控页-outline7" style:display-name="（缺省）标题/文本主控页-outline7" style:family="presentation" style:parent-style-name="_ff08_缺省_ff09_标题_2f_文本主控页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_2f_文本主控页-outline8" style:display-name="（缺省）标题/文本主控页-outline8" style:family="presentation" style:parent-style-name="_ff08_缺省_ff09_标题_2f_文本主控页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_2f_文本主控页-outline9" style:display-name="（缺省）标题/文本主控页-outline9" style:family="presentation" style:parent-style-name="_ff08_缺省_ff09_标题_2f_文本主控页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ff08_缺省_ff09_标题_2f_文本主控页-subtitle" style:display-name="（缺省）标题/文本主控页-subtitle" style:family="presentation">
      <style:graphic-properties draw:stroke="none" draw:fill="none" draw:textarea-vertical-align="middle">
        <text:list-style style:name="_ff08_缺省_ff09_标题_2f_文本主控页-subtitle" style:display-name="（缺省）标题/文本主控页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缺省_ff09_标题_2f_文本主控页-title" style:display-name="（缺省）标题/文本主控页-title" style:family="presentation">
      <style:graphic-properties draw:stroke="none" draw:fill="none" draw:textarea-vertical-align="middle">
        <text:list-style style:name="_ff08_缺省_ff09_标题_2f_文本主控页-title" style:display-name="（缺省）标题/文本主控页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/>
    </style:style>
    <style:style style:name="Mpr1" style:family="presentation" style:parent-style-name="_ff08_缺省_ff09_标题主控页-backgroundobjects">
      <style:graphic-properties draw:stroke="none" draw:fill="none" draw:fill-color="#ffffff" fo:min-height="1.008cm"/>
    </style:style>
    <style:style style:name="Mpr2" style:family="presentation" style:parent-style-name="_ff08_缺省_ff09_标题主控页-backgroundobjects">
      <style:graphic-properties draw:stroke="none" draw:fill="none" draw:fill-color="#ffffff" fo:min-height="1cm"/>
    </style:style>
    <style:style style:name="Mpr3" style:family="presentation" style:parent-style-name="_ff08_缺省_ff09_标题_2f_文本主控页-backgroundobjects">
      <style:graphic-properties draw:stroke="none" draw:fill="none" draw:fill-color="#ffffff" fo:min-height="1.008cm"/>
    </style:style>
    <style:style style:name="Mpr4" style:family="presentation" style:parent-style-name="_ff08_缺省_ff09_标题_2f_文本主控页-backgroundobjects">
      <style:graphic-properties draw:stroke="none" draw:fill="none" draw:fill-color="#ffffff" fo:min-height="1cm"/>
    </style:style>
    <style:style style:name="MP1" style:family="paragraph">
      <style:paragraph-properties fo:margin-left="0cm" fo:margin-right="0cm" fo:text-indent="0cm" style:writing-mode="lr-t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ff08_缺省_ff09_标题主控页" style:display-name="（缺省）标题主控页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ff08_缺省_ff09_标题主控页-title" draw:layer="backgroundobjects" svg:width="23.912cm" svg:height="3.507cm" svg:x="2.058cm" svg:y="8.4cm" presentation:class="title" presentation:placeholder="true">
        <draw:text-box/>
      </draw:frame>
      <draw:frame presentation:style-name="_ff08_缺省_ff09_标题主控页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ff08_缺省_ff09_标题主控页-title" draw:layer="backgroundobjects" svg:width="13.706cm" svg:height="10.28cm" svg:x="3.647cm" svg:y="2.853cm" presentation:class="page"/>
        <draw:frame presentation:style-name="_ff08_缺省_ff09_标题主控页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ff08_缺省_ff09_标题_2f_文本主控页" style:display-name="（缺省）标题/文本主控页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ff08_缺省_ff09_标题_2f_文本主控页-title" draw:layer="backgroundobjects" svg:width="23.912cm" svg:height="3.507cm" svg:x="2.058cm" svg:y="1.743cm" presentation:class="title" presentation:placeholder="true">
        <draw:text-box/>
      </draw:frame>
      <draw:frame presentation:style-name="_ff08_缺省_ff09_标题_2f_文本主控页-outline1" draw:layer="backgroundobjects" svg:width="23.912cm" svg:height="13.86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ff08_缺省_ff09_标题_2f_文本主控页-title" draw:layer="backgroundobjects" svg:width="14.538cm" svg:height="10.28cm" svg:x="3.231cm" svg:y="2.853cm" presentation:class="page"/>
        <draw:frame presentation:style-name="_ff08_缺省_ff09_标题_2f_文本主控页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12</meta:generator>
    <meta:initial-creator>lijiao</meta:initial-creator>
    <meta:creation-date>2008-05-13T13:18:00</meta:creation-date>
    <dc:language>en-US</dc:language>
    <meta:editing-cycles>26</meta:editing-cycles>
    <meta:editing-duration>PT1H48M43S</meta:editing-duration>
    <dc:date>2011-10-27T23:22:20</dc:date>
    <dc:creator>Gaurav Paliwal</dc:cre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